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spaco (m)</text:p>
          </table:table-cell>
          <table:table-cell office:value-type="string" calcext:value-type="string">
            <text:p>nathy1 (s)</text:p>
          </table:table-cell>
          <table:table-cell office:value-type="string" calcext:value-type="string">
            <text:p>nathy2 (s)</text:p>
          </table:table-cell>
          <table:table-cell office:value-type="string" calcext:value-type="string">
            <text:p>matheus1 (s)</text:p>
          </table:table-cell>
          <table:table-cell office:value-type="string" calcext:value-type="string">
            <text:p>matheus2 (s)</text:p>
          </table:table-cell>
          <table:table-cell office:value-type="string" calcext:value-type="string">
            <text:p>eduardo1 (s)</text:p>
          </table:table-cell>
          <table:table-cell office:value-type="string" calcext:value-type="string">
            <text:p>eduardo2 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2.07+11.85)/2" office:value-type="float" office:value="11.96" calcext:value-type="float">
            <text:p>11,96</text:p>
          </table:table-cell>
          <table:table-cell table:formula="of:=(11.75+11.87)/2" office:value-type="float" office:value="11.81" calcext:value-type="float">
            <text:p>11,81</text:p>
          </table:table-cell>
          <table:table-cell table:formula="of:=(11.79+11.96)/2" office:value-type="float" office:value="11.875" calcext:value-type="float">
            <text:p>11,875</text:p>
          </table:table-cell>
          <table:table-cell table:formula="of:=(11.68+11.6)/2" office:value-type="float" office:value="11.64" calcext:value-type="float">
            <text:p>11,64</text:p>
          </table:table-cell>
          <table:table-cell table:formula="of:=(12.18+12.08)/2" office:value-type="float" office:value="12.13" calcext:value-type="float">
            <text:p>12,13</text:p>
          </table:table-cell>
          <table:table-cell table:formula="of:=(11.92+11.73)/2" office:value-type="float" office:value="11.825" calcext:value-type="float">
            <text:p>11,8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2.5+12.4)/2+[.B2]" office:value-type="float" office:value="24.41" calcext:value-type="float">
            <text:p>24,41</text:p>
          </table:table-cell>
          <table:table-cell table:formula="of:=(12.47+12.21)/2 +[.C2]" office:value-type="float" office:value="24.15" calcext:value-type="float">
            <text:p>24,15</text:p>
          </table:table-cell>
          <table:table-cell table:formula="of:=(12.63+12.73)/2 + [.D2]" office:value-type="float" office:value="24.555" calcext:value-type="float">
            <text:p>24,555</text:p>
          </table:table-cell>
          <table:table-cell table:formula="of:=(12.78+12.7)/2+[.E2]" office:value-type="float" office:value="24.38" calcext:value-type="float">
            <text:p>24,38</text:p>
          </table:table-cell>
          <table:table-cell table:formula="of:=(12.58+12.53)/2 + [.F2]" office:value-type="float" office:value="24.685" calcext:value-type="float">
            <text:p>24,685</text:p>
          </table:table-cell>
          <table:table-cell table:formula="of:=(12.88+12.81)/2+[.G2]" office:value-type="float" office:value="24.67" calcext:value-type="float">
            <text:p>24,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2.38+12.49)/2+[.B3]" office:value-type="float" office:value="36.845" calcext:value-type="float">
            <text:p>36,845</text:p>
          </table:table-cell>
          <table:table-cell table:formula="of:=(12.47+12.53)/2 +[.C3]" office:value-type="float" office:value="36.65" calcext:value-type="float">
            <text:p>36,65</text:p>
          </table:table-cell>
          <table:table-cell table:formula="of:=(12.05+12.01)/2 + [.D3]" office:value-type="float" office:value="36.585" calcext:value-type="float">
            <text:p>36,585</text:p>
          </table:table-cell>
          <table:table-cell table:formula="of:=(12.05+12.01)/2+[.E3]" office:value-type="float" office:value="36.41" calcext:value-type="float">
            <text:p>36,41</text:p>
          </table:table-cell>
          <table:table-cell table:formula="of:=(12.45+12.37)/2+[.F3]" office:value-type="float" office:value="37.095" calcext:value-type="float">
            <text:p>37,095</text:p>
          </table:table-cell>
          <table:table-cell table:formula="of:=(11.98+12.06)/2 + [.G3]" office:value-type="float" office:value="36.69" calcext:value-type="float">
            <text:p>36,69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table:formula="of:=[.A4]/[.B4]" office:value-type="float" office:value="0.81422173972045" calcext:value-type="float">
            <text:p>0,8142217397</text:p>
          </table:table-cell>
          <table:table-cell table:formula="of:=[.A4]/[.C4]" office:value-type="float" office:value="0.818553888130969" calcext:value-type="float">
            <text:p>0,8185538881</text:p>
          </table:table-cell>
          <table:table-cell table:formula="of:=[.A4]/[.D4]" office:value-type="float" office:value="0.820008200082001" calcext:value-type="float">
            <text:p>0,8200082001</text:p>
          </table:table-cell>
          <table:table-cell table:formula="of:=[.A4]/[.E4]" office:value-type="float" office:value="0.823949464432848" calcext:value-type="float">
            <text:p>0,8239494644</text:p>
          </table:table-cell>
          <table:table-cell table:formula="of:=[.A4]/[.F4]" office:value-type="float" office:value="0.808734330772341" calcext:value-type="float">
            <text:p>0,8087343308</text:p>
          </table:table-cell>
          <table:table-cell table:formula="of:=[.A4]/[.G4]" office:value-type="float" office:value="0.817661488143908" calcext:value-type="float">
            <text:p>0,81766148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paco (m)</text:p>
          </table:table-cell>
          <table:table-cell office:value-type="string" calcext:value-type="string">
            <text:p>nathy3 (s)</text:p>
          </table:table-cell>
          <table:table-cell office:value-type="string" calcext:value-type="string">
            <text:p>matheus3 (s)</text:p>
          </table:table-cell>
          <table:table-cell office:value-type="string" calcext:value-type="string">
            <text:p>eduardo3 (s)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,67</text:p>
          </table:table-cell>
          <table:table-cell office:value-type="float" office:value="5.7" calcext:value-type="float">
            <text:p>5,7</text:p>
          </table:table-cell>
          <table:table-cell office:value-type="float" office:value="6.53" calcext:value-type="float">
            <text:p>6,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1.32" office:value-type="float" office:value="11.32" calcext:value-type="float">
            <text:p>11,32</text:p>
          </table:table-cell>
          <table:table-cell office:value-type="float" office:value="11.92" calcext:value-type="float">
            <text:p>11,92</text:p>
          </table:table-cell>
          <table:table-cell office:value-type="float" office:value="12.16" calcext:value-type="float">
            <text:p>12,1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2.42+[.B8]" office:value-type="float" office:value="18.09" calcext:value-type="float">
            <text:p>18,09</text:p>
          </table:table-cell>
          <table:table-cell table:formula="of:=12.35+[.C8]" office:value-type="float" office:value="18.05" calcext:value-type="float">
            <text:p>18,05</text:p>
          </table:table-cell>
          <table:table-cell table:formula="of:=12.3+[.D8]" office:value-type="float" office:value="18.83" calcext:value-type="float">
            <text:p>18,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2.55+[.B9]" office:value-type="float" office:value="23.87" calcext:value-type="float">
            <text:p>23,87</text:p>
          </table:table-cell>
          <table:table-cell table:formula="of:=12.6+[.C9]" office:value-type="float" office:value="24.52" calcext:value-type="float">
            <text:p>24,52</text:p>
          </table:table-cell>
          <table:table-cell table:formula="of:=12.71+[.D9]" office:value-type="float" office:value="24.87" calcext:value-type="float">
            <text:p>24,8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2.38+[.B10]" office:value-type="float" office:value="30.47" calcext:value-type="float">
            <text:p>30,47</text:p>
          </table:table-cell>
          <table:table-cell table:formula="of:=12.57+[.C10]" office:value-type="float" office:value="30.62" calcext:value-type="float">
            <text:p>30,62</text:p>
          </table:table-cell>
          <table:table-cell table:formula="of:=12.6+[.D10]" office:value-type="float" office:value="31.43" calcext:value-type="float">
            <text:p>31,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2.83+[.B11]" office:value-type="float" office:value="36.7" calcext:value-type="float">
            <text:p>36,7</text:p>
          </table:table-cell>
          <table:table-cell table:formula="of:=12.31+[.C11]" office:value-type="float" office:value="36.83" calcext:value-type="float">
            <text:p>36,83</text:p>
          </table:table-cell>
          <table:table-cell table:formula="of:=12.11+[.D11]" office:value-type="float" office:value="36.98" calcext:value-type="float">
            <text:p>36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</text:p>
          </table:table-cell>
          <table:table-cell table:formula="of:=[.A13]/[.B13]" office:value-type="float" office:value="0.817438692098093" calcext:value-type="float">
            <text:p>0,8174386921</text:p>
          </table:table-cell>
          <table:table-cell table:formula="of:=[.A13]/[.C13]" office:value-type="float" office:value="0.814553353244638" calcext:value-type="float">
            <text:p>0,8145533532</text:p>
          </table:table-cell>
          <table:table-cell table:formula="of:=[.A13]/[.D13]" office:value-type="float" office:value="0.811249323958897" calcext:value-type="float">
            <text:p>0,8112493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paco (m)</text:p>
          </table:table-cell>
          <table:table-cell office:value-type="string" calcext:value-type="string">
            <text:p>nathy1 (s)</text:p>
          </table:table-cell>
          <table:table-cell office:value-type="string" calcext:value-type="string">
            <text:p>nathy2 (s)</text:p>
          </table:table-cell>
          <table:table-cell office:value-type="string" calcext:value-type="string">
            <text:p>matheus1 (s)</text:p>
          </table:table-cell>
          <table:table-cell office:value-type="string" calcext:value-type="string">
            <text:p>matheus2 (s)</text:p>
          </table:table-cell>
          <table:table-cell office:value-type="string" calcext:value-type="string">
            <text:p>eduardo1 (s)</text:p>
          </table:table-cell>
          <table:table-cell office:value-type="string" calcext:value-type="string">
            <text:p>eduardo2 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.1+10.14)/2" office:value-type="float" office:value="10.12" calcext:value-type="float">
            <text:p>10,12</text:p>
          </table:table-cell>
          <table:table-cell table:formula="of:=(10.52+10.48)/2" office:value-type="float" office:value="10.5" calcext:value-type="float">
            <text:p>10,5</text:p>
          </table:table-cell>
          <table:table-cell table:formula="of:=(10.52+10.71)/2" office:value-type="float" office:value="10.615" calcext:value-type="float">
            <text:p>10,615</text:p>
          </table:table-cell>
          <table:table-cell table:formula="of:=(10.53+10.43)/2" office:value-type="float" office:value="10.48" calcext:value-type="float">
            <text:p>10,48</text:p>
          </table:table-cell>
          <table:table-cell table:formula="of:=(10.6+10.74)/2" office:value-type="float" office:value="10.67" calcext:value-type="float">
            <text:p>10,67</text:p>
          </table:table-cell>
          <table:table-cell table:formula="of:=(10.85+10.59)/2" office:value-type="float" office:value="10.72" calcext:value-type="float">
            <text:p>10,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9.93+9.83)/2+[.B17]" office:value-type="float" office:value="20" calcext:value-type="float">
            <text:p>20</text:p>
          </table:table-cell>
          <table:table-cell table:formula="of:=(9.93+9.88)/2 +[.C17]" office:value-type="float" office:value="20.405" calcext:value-type="float">
            <text:p>20,405</text:p>
          </table:table-cell>
          <table:table-cell table:formula="of:=(10.13+10.05)/2 + [.D17]" office:value-type="float" office:value="20.705" calcext:value-type="float">
            <text:p>20,705</text:p>
          </table:table-cell>
          <table:table-cell table:formula="of:=(10.03+10.09)/2+[.E17]" office:value-type="float" office:value="20.54" calcext:value-type="float">
            <text:p>20,54</text:p>
          </table:table-cell>
          <table:table-cell table:formula="of:=(9.92+11.37)/2 + [.F17]" office:value-type="float" office:value="21.315" calcext:value-type="float">
            <text:p>21,315</text:p>
          </table:table-cell>
          <table:table-cell table:formula="of:=(10.03+10.34)/2+[.G17]" office:value-type="float" office:value="20.905" calcext:value-type="float">
            <text:p>20,9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9.58+9.52)/2+[.B18]" office:value-type="float" office:value="29.55" calcext:value-type="float">
            <text:p>29,55</text:p>
          </table:table-cell>
          <table:table-cell table:formula="of:=(9.4+9.49)/2 +[.C18]" office:value-type="float" office:value="29.85" calcext:value-type="float">
            <text:p>29,85</text:p>
          </table:table-cell>
          <table:table-cell table:formula="of:=(9.12+9.27)/2 + [.D18]" office:value-type="float" office:value="29.9" calcext:value-type="float">
            <text:p>29,9</text:p>
          </table:table-cell>
          <table:table-cell table:formula="of:=(9.27+9.33)/2+[.E18]" office:value-type="float" office:value="29.84" calcext:value-type="float">
            <text:p>29,84</text:p>
          </table:table-cell>
          <table:table-cell table:formula="of:=(9.62+8.29)/2+[.F18]" office:value-type="float" office:value="30.27" calcext:value-type="float">
            <text:p>30,27</text:p>
          </table:table-cell>
          <table:table-cell table:formula="of:=(9.65+9.39)/2 + [.G18]" office:value-type="float" office:value="30.425" calcext:value-type="float">
            <text:p>30,425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table:formula="of:=[.A19]/[.B19]" office:value-type="float" office:value="1.01522842639594" calcext:value-type="float">
            <text:p>1,0152284264</text:p>
          </table:table-cell>
          <table:table-cell table:formula="of:=[.A19]/[.C19]" office:value-type="float" office:value="1.00502512562814" calcext:value-type="float">
            <text:p>1,0050251256</text:p>
          </table:table-cell>
          <table:table-cell table:formula="of:=[.A19]/[.D19]" office:value-type="float" office:value="1.00334448160535" calcext:value-type="float">
            <text:p>1,0033444816</text:p>
          </table:table-cell>
          <table:table-cell table:formula="of:=[.A19]/[.E19]" office:value-type="float" office:value="1.00536193029491" calcext:value-type="float">
            <text:p>1,0053619303</text:p>
          </table:table-cell>
          <table:table-cell table:formula="of:=[.A19]/[.F19]" office:value-type="float" office:value="0.991080277502478" calcext:value-type="float">
            <text:p>0,9910802775</text:p>
          </table:table-cell>
          <table:table-cell table:formula="of:=[.A19]/[.G19]" office:value-type="float" office:value="0.986031224322104" calcext:value-type="float">
            <text:p>0,98603122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paco (m)</text:p>
          </table:table-cell>
          <table:table-cell office:value-type="string" calcext:value-type="string">
            <text:p>nathy3 (s)</text:p>
          </table:table-cell>
          <table:table-cell office:value-type="string" calcext:value-type="string">
            <text:p>matheus3 (s)</text:p>
          </table:table-cell>
          <table:table-cell office:value-type="string" calcext:value-type="string">
            <text:p>eduardo3 (s)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.96" office:value-type="float" office:value="4.96" calcext:value-type="float">
            <text:p>4,96</text:p>
          </table:table-cell>
          <table:table-cell table:formula="of:=5.23" office:value-type="float" office:value="5.23" calcext:value-type="float">
            <text:p>5,23</text:p>
          </table:table-cell>
          <table:table-cell table:formula="of:=5.32" office:value-type="float" office:value="5.32" calcext:value-type="float">
            <text:p>5,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.39" office:value-type="float" office:value="10.39" calcext:value-type="float">
            <text:p>10,39</text:p>
          </table:table-cell>
          <table:table-cell table:formula="of:=10.53" office:value-type="float" office:value="10.53" calcext:value-type="float">
            <text:p>10,53</text:p>
          </table:table-cell>
          <table:table-cell table:formula="of:=10.42" office:value-type="float" office:value="10.42" calcext:value-type="float">
            <text:p>10,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.53+[.B23]" office:value-type="float" office:value="15.49" calcext:value-type="float">
            <text:p>15,49</text:p>
          </table:table-cell>
          <table:table-cell table:formula="of:=10.4+[.C23]" office:value-type="float" office:value="15.63" calcext:value-type="float">
            <text:p>15,63</text:p>
          </table:table-cell>
          <table:table-cell table:formula="of:=10.21+[.D23]" office:value-type="float" office:value="15.53" calcext:value-type="float">
            <text:p>15,5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.8+[.B24]" office:value-type="float" office:value="20.19" calcext:value-type="float">
            <text:p>20,19</text:p>
          </table:table-cell>
          <table:table-cell table:formula="of:=10.14+[.C24]" office:value-type="float" office:value="20.67" calcext:value-type="float">
            <text:p>20,67</text:p>
          </table:table-cell>
          <table:table-cell table:formula="of:=10.1+[.D24]" office:value-type="float" office:value="20.52" calcext:value-type="float">
            <text:p>20,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.78+[.B25]" office:value-type="float" office:value="25.27" calcext:value-type="float">
            <text:p>25,27</text:p>
          </table:table-cell>
          <table:table-cell table:formula="of:=9.49+[.C25]" office:value-type="float" office:value="25.12" calcext:value-type="float">
            <text:p>25,12</text:p>
          </table:table-cell>
          <table:table-cell table:formula="of:=10.03+[.D25]" office:value-type="float" office:value="25.56" calcext:value-type="float">
            <text:p>25,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.68+[.B26]" office:value-type="float" office:value="29.87" calcext:value-type="float">
            <text:p>29,87</text:p>
          </table:table-cell>
          <table:table-cell table:formula="of:=9.34+[.C26]" office:value-type="float" office:value="30.01" calcext:value-type="float">
            <text:p>30,01</text:p>
          </table:table-cell>
          <table:table-cell table:formula="of:=9.82+[.D26]" office:value-type="float" office:value="30.34" calcext:value-type="float">
            <text:p>30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</text:p>
          </table:table-cell>
          <table:table-cell table:formula="of:=[.A28]/[.B28]" office:value-type="float" office:value="1.00435219283562" calcext:value-type="float">
            <text:p>1,0043521928</text:p>
          </table:table-cell>
          <table:table-cell table:formula="of:=[.A28]/[.C28]" office:value-type="float" office:value="0.999666777740753" calcext:value-type="float">
            <text:p>0,9996667777</text:p>
          </table:table-cell>
          <table:table-cell table:formula="of:=[.A28]/[.D28]" office:value-type="float" office:value="0.988793671720501" calcext:value-type="float">
            <text:p>0,98879367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37:10.378446880</meta:creation-date>
    <dc:date>2018-03-16T20:15:25.594796570</dc:date>
    <meta:editing-duration>PT7H50M43S</meta:editing-duration>
    <meta:editing-cycles>2</meta:editing-cycles>
    <meta:generator>LibreOffice/5.1.6.2$Linux_X86_64 LibreOffice_project/10m0$Build-2</meta:generator>
    <meta:document-statistic meta:table-count="1" meta:cell-count="134" meta:object-count="0"/>
  </office:meta>
</office:document-meta>
</file>